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mport org.apache.log4j.{Level, Logger}</text:p>
      <text:p text:style-name="Normal">import org.apache.spark.SparkConf</text:p>
      <text:p text:style-name="Normal">import org.apache.spark.sql.SparkSession</text:p>
      <text:p text:style-name="Normal">import org.apache.spark.sql.types.{IntegerType, StringType, StructField, StructType}</text:p>
      <text:p text:style-name="Normal">import org.apache.spark.sql.SaveMode</text:p>
      <text:p text:style-name="Normal">import org.apache.spark.sql.DataFrame</text:p>
      <text:p text:style-name="Normal"/>
      <text:p text:style-name="Normal">object film_sum {</text:p>
      <text:p text:style-name="Normal"/>
      <text:p text:style-name="Normal"><text:s text:c="2"/>def main(args: Array[String]): Unit = {</text:p>
      <text:p text:style-name="Normal"><text:s text:c="4"/>println("Hello world!")</text:p>
      <text:p text:style-name="Normal"/>
      <text:p text:style-name="Normal"><text:s text:c="4"/>Logger.getLogger("org") setLevel (Level.ERROR)</text:p>
      <text:p text:style-name="Normal"/>
      <text:p text:style-name="Normal"><text:s text:c="4"/>val sparkConf = new SparkConf()</text:p>
      <text:p text:style-name="Normal"><text:s text:c="4"/>sparkConf.set("spark.app.name", "DFDemo")</text:p>
      <text:p text:style-name="Normal"><text:s text:c="4"/>sparkConf.set("spark.master", "local[16]")</text:p>
      <text:p text:style-name="Normal"/>
      <text:p text:style-name="Normal"><text:s text:c="4"/>val spark = SparkSession.builder().config(sparkConf).enableHiveSupport().getOrCreate()</text:p>
      <text:p text:style-name="Normal"/>
      <text:p text:style-name="Normal"><text:s text:c="4"/>val table1 = spark.read.format("jdbc")</text:p>
      <text:p text:style-name="Normal"><text:s text:c="6"/>.option("driver", "com.mysql.cj.jdbc.Driver")</text:p>
      <text:p text:style-name="Normal"><text:s text:c="6"/>.option("url", "jdbc:mysql://localhost:3306/sakila")</text:p>
      <text:p text:style-name="Normal"><text:s text:c="6"/>.option("dbtable", "film")</text:p>
      <text:p text:style-name="Normal"><text:s text:c="6"/>.option("user", "root")</text:p>
      <text:p text:style-name="Normal"><text:s text:c="6"/>.option("password", "Baabu1devi")</text:p>
      <text:p text:style-name="Normal"><text:s text:c="6"/>.load()</text:p>
      <text:p text:style-name="Normal"/>
      <text:p text:style-name="Normal"><text:s text:c="4"/>val table2 = spark.read.format("jdbc")</text:p>
      <text:p text:style-name="Normal"><text:s text:c="6"/>.option("driver", "com.mysql.cj.jdbc.Driver")</text:p>
      <text:p text:style-name="Normal"><text:s text:c="6"/>.option("url", "jdbc:mysql://localhost:3306/sakila")</text:p>
      <text:soft-page-break/>
      <text:p text:style-name="Normal"><text:s text:c="6"/>.option("dbtable", "inventory")</text:p>
      <text:p text:style-name="Normal"><text:s text:c="6"/>.option("user", "root")</text:p>
      <text:p text:style-name="Normal"><text:s text:c="6"/>.option("password", "Baabu1devi")</text:p>
      <text:p text:style-name="Normal"><text:s text:c="6"/>.load()</text:p>
      <text:p text:style-name="Normal"/>
      <text:p text:style-name="Normal"><text:s text:c="4"/>val table3 = spark.read.format("jdbc")</text:p>
      <text:p text:style-name="Normal"><text:s text:c="6"/>.option("driver", "com.mysql.cj.jdbc.Driver")</text:p>
      <text:p text:style-name="Normal"><text:s text:c="6"/>.option("url", "jdbc:mysql://localhost:3306/sakila")</text:p>
      <text:p text:style-name="Normal"><text:s text:c="6"/>.option("dbtable", "rental")</text:p>
      <text:p text:style-name="Normal"><text:s text:c="6"/>.option("user", "root")</text:p>
      <text:p text:style-name="Normal"><text:s text:c="6"/>.option("password", "Baabu1devi")</text:p>
      <text:p text:style-name="Normal"><text:s text:c="6"/>.load()</text:p>
      <text:p text:style-name="Normal"/>
      <text:p text:style-name="Normal"><text:s text:c="4"/>val table4 = spark.read.format("jdbc")</text:p>
      <text:p text:style-name="Normal"><text:s text:c="6"/>.option("driver", "com.mysql.cj.jdbc.Driver")</text:p>
      <text:p text:style-name="Normal"><text:s text:c="6"/>.option("url", "jdbc:mysql://localhost:3306/sakila")</text:p>
      <text:p text:style-name="Normal"><text:s text:c="6"/>.option("dbtable", "payment")</text:p>
      <text:p text:style-name="Normal"><text:s text:c="6"/>.option("user", "root")</text:p>
      <text:p text:style-name="Normal"><text:s text:c="6"/>.option("password", "Baabu1devi")</text:p>
      <text:p text:style-name="Normal"><text:s text:c="6"/>.load()</text:p>
      <text:p text:style-name="Normal"/>
      <text:p text:style-name="Normal"><text:s text:c="4"/>table1.createOrReplaceTempView("film")</text:p>
      <text:p text:style-name="Normal"><text:s text:c="4"/>table2.createOrReplaceTempView("inventory")</text:p>
      <text:p text:style-name="Normal"><text:s text:c="4"/>table3.createOrReplaceTempView("rental")</text:p>
      <text:p text:style-name="Normal"><text:s text:c="4"/>table4.createOrReplaceTempView("payment")</text:p>
      <text:p text:style-name="Normal"/>
      <text:p text:style-name="Normal"><text:s text:c="4"/>val resDF1 = spark.sql("SELECT * FROM film WHERE title IS NULL OR film_id IS NULL")</text:p>
      <text:p text:style-name="Normal"><text:s text:c="4"/>val resDF2 = spark.sql("SELECT * FROM rental WHERE rental_id IS NULL OR inventory_id IS NULL")</text:p>
      <text:p text:style-name="Normal"><text:s text:c="4"/>val resDF3 = spark.sql("SELECT * FROM inventory WHERE inventory_id IS NULL OR film_id IS NULL")</text:p>
      <text:p text:style-name="Normal"><text:s text:c="4"/>val resDF4 = spark.sql("SELECT * FROM payment WHERE payment_id IS NULL OR amount IS NULL")</text:p>
      <text:p text:style-name="Normal"/>
      <text:p text:style-name="Normal"><text:s text:c="4"/>resDF1.show()</text:p>
      <text:p text:style-name="Normal"><text:s text:c="4"/>resDF2.show()</text:p>
      <text:p text:style-name="Normal"><text:s text:c="4"/>resDF3.show()</text:p>
      <text:p text:style-name="Normal"><text:s text:c="4"/>resDF4.show()</text:p>
      <text:p text:style-name="Normal"/>
      <text:p text:style-name="Normal"><text:s text:c="4"/>resDF1.printSchema()</text:p>
      <text:p text:style-name="Normal"><text:s text:c="4"/>resDF2.printSchema()</text:p>
      <text:p text:style-name="Normal"><text:s text:c="4"/>resDF3.printSchema()</text:p>
      <text:p text:style-name="Normal"><text:s text:c="4"/>resDF4.printSchema()</text:p>
      <text:p text:style-name="Normal"/>
      <text:p text:style-name="Normal"/>
      <text:p text:style-name="Normal"><text:s text:c="4"/>val resDF = spark.sql("select f.film_id, title, i.inventory_id, r.rental_id, payment_id, amount from film f "</text:p>
      <text:p text:style-name="Normal"><text:s text:c="6"/>+ "join inventory i on f.film_id = i.film_id "</text:p>
      <text:p text:style-name="Normal"><text:s text:c="6"/>+ "join rental r on i.inventory_id = r.inventory_id "</text:p>
      <text:p text:style-name="Normal"><text:s text:c="6"/>+ "join payment p on r.rental_id = p.rental_id")</text:p>
      <text:p text:style-name="Normal"/>
      <text:p text:style-name="Normal"/>
      <text:p text:style-name="Normal"><text:s text:c="4"/>// resDF.show()</text:p>
      <text:p text:style-name="Normal"/>
      <text:p text:style-name="Normal"><text:s text:c="4"/>val dfSinglePartition = resDF.repartition(1)</text:p>
      <text:p text:style-name="Normal"/>
      <text:p text:style-name="Normal"><text:s text:c="4"/>dfSinglePartition.collect.foreach(println)</text:p>
      <text:p text:style-name="Normal"><text:s text:c="4"/>//dfSinglePartition.printSchema()</text:p>
      <text:p text:style-name="Normal"/>
      <text:p text:style-name="Normal"><text:s text:c="4"/>dfSinglePartition.write.mode("overwrite").format("hive").saveAsTable("movieproject_scala.film_sum1")</text:p>
      <text:p text:style-name="Normal"/>
      <text:p text:style-name="Normal"><text:s text:c="4"/>dfSinglePartition.write</text:p>
      <text:p text:style-name="Normal"><text:s text:c="6"/>.format("csv")</text:p>
      <text:soft-page-break/>
      <text:p text:style-name="Normal"><text:s text:c="6"/>.option("header", "true") // include column headers</text:p>
      <text:p text:style-name="Normal"><text:s text:c="6"/>.option("delimiter", ",") // set delimiter</text:p>
      <text:p text:style-name="Normal"><text:s text:c="6"/>.mode("overwrite") // overwrite existing file if it exists</text:p>
      <text:p text:style-name="Normal"><text:s text:c="6"/>.save("C:\\Users\\devij\\Big_Data\\Project\\Scala\\Movieproject\\Record_set_sakila\\output\\film_sum1.csv")</text:p>
      <text:p text:style-name="Normal"><text:s text:c="4"/>//.save("hdfs://home/ec2-user/UKJan/Group2/film_sum1.csv")</text:p>
      <text:p text:style-name="Normal"/>
      <text:p text:style-name="Normal"/>
      <text:p text:style-name="Normal"><text:s text:c="4"/>//dfSinglePartition.write.mode("overwrite").format("hive")</text:p>
      <text:p text:style-name="Normal"><text:s text:c="4"/>// .saveAsTable("movieproject_scala.film_sum1")</text:p>
      <text:p text:style-name="Normal"/>
      <text:p text:style-name="Normal"/>
      <text:p text:style-name="Normal"><text:s text:c="4"/>dfSinglePartition.write.format("jdbc")</text:p>
      <text:p text:style-name="Normal"><text:s text:c="6"/>.option("driver", "com.mysql.cj.jdbc.Driver")</text:p>
      <text:p text:style-name="Normal"><text:s text:c="6"/>.option("url", "jdbc:mysql://localhost:3306/sakila")</text:p>
      <text:p text:style-name="Normal"><text:s text:c="6"/>.option("dbtable", "film_sum1")</text:p>
      <text:p text:style-name="Normal"><text:s text:c="6"/>.option("user", "root")</text:p>
      <text:p text:style-name="Normal"><text:s text:c="6"/>.option("password", "Baabu1devi")</text:p>
      <text:p text:style-name="Normal"><text:s text:c="6"/>.save()</text:p>
      <text:p text:style-name="Normal"/>
      <text:p text:style-name="Normal"><text:s text:c="4"/>//dfSinglePartition.write.mode("overwrite").format("hive").saveAsTable("movieproject_scala.film_sum1")</text:p>
      <text:p text:style-name="Normal"><text:s text:c="2"/>}</text:p>
      <text:p text:style-name="Normal">}</text:p>
      <text:p text:style-name="Normal"/>
      <text:p text:style-name="Normal"/>
      <text:p text:style-name="Normal"/>
      <text:p text:style-name="Normal">import org.apache.log4j.{Level, Logger}</text:p>
      <text:p text:style-name="Normal">import org.apache.log4j.{Level, Logger}</text:p>
      <text:p text:style-name="Normal">import org.apache.spark.{SparkConf, SparkContext}</text:p>
      <text:p text:style-name="Normal">import org.apache.spark.sql.SparkSession</text:p>
      <text:soft-page-break/>
      <text:p text:style-name="Normal">import org.apache.spark.sql.types.{IntegerType, StringType, StructField, StructType}</text:p>
      <text:p text:style-name="Normal">import org.apache.spark.sql.SaveMode</text:p>
      <text:p text:style-name="Normal"/>
      <text:p text:style-name="Normal">object film_sum_table {</text:p>
      <text:p text:style-name="Normal"/>
      <text:p text:style-name="Normal"><text:s text:c="4"/>def main(args: Array[String]): Unit = {</text:p>
      <text:p text:style-name="Normal"><text:s text:c="6"/>//println("Hello world!")</text:p>
      <text:p text:style-name="Normal"/>
      <text:p text:style-name="Normal"><text:s text:c="6"/>Logger.getLogger("org") setLevel (Level.ERROR)</text:p>
      <text:p text:style-name="Normal"/>
      <text:p text:style-name="Normal"><text:s text:c="6"/>//val sparkConf = new SparkConf().setAppName("WCExecution")</text:p>
      <text:p text:style-name="Normal"><text:s text:c="6"/>//val sc = new SparkContext(sparkConf)</text:p>
      <text:p text:style-name="Normal"/>
      <text:p text:style-name="Normal"><text:s text:c="6"/>val spark = SparkSession</text:p>
      <text:p text:style-name="Normal"><text:s text:c="8"/>.builder()</text:p>
      <text:p text:style-name="Normal"><text:s text:c="8"/>.appName("Save to Hive")</text:p>
      <text:p text:style-name="Normal"><text:s text:c="8"/>.enableHiveSupport()</text:p>
      <text:p text:style-name="Normal"><text:s text:c="8"/>//.master("local[6]")</text:p>
      <text:p text:style-name="Normal"><text:s text:c="8"/>.getOrCreate()</text:p>
      <text:p text:style-name="Normal"/>
      <text:p text:style-name="Normal"><text:s text:c="6"/>val orderDF = spark.read.option("header", true)</text:p>
      <text:p text:style-name="Normal"><text:s text:c="8"/>.csv(args(0))</text:p>
      <text:p text:style-name="Normal"><text:s text:c="7"/>// .csv("C:\\Users\\devij\\Big_Data\\Project\\Scala\\Movieproject\\Record_set_sakila\\DB\\film_sum.csv")</text:p>
      <text:p text:style-name="Normal"/>
      <text:p text:style-name="Normal"/>
      <text:p text:style-name="Normal"/>
      <text:p text:style-name="Normal"><text:s text:c="6"/>//orderDF.printSchema()</text:p>
      <text:p text:style-name="Normal"><text:s text:c="6"/>orderDF.show()</text:p>
      <text:p text:style-name="Normal"><text:s text:c="6"/>orderDF.write.mode("overwrite").format("hive")</text:p>
      <text:p text:style-name="Normal"><text:s text:c="6"/>.saveAsTable("movieproject_scala.film_sum5")</text:p>
      <text:p text:style-name="Normal"/>
      <text:p text:style-name="Normal"/>
      <text:p text:style-name="Normal"/>
      <text:p text:style-name="Normal"><text:s text:c="4"/>}</text:p>
      <text:p text:style-name="Normal"/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vi ramasamy</meta:initial-creator>
    <dc:creator>devi ramasamy</dc:creator>
    <meta:creation-date>2023-03-27T18:59:00Z</meta:creation-date>
    <dc:date>2023-03-27T19:06:00Z</dc:date>
    <meta:template xlink:href="Normal" xlink:type="simple"/>
    <meta:editing-cycles>2</meta:editing-cycles>
    <meta:editing-duration>PT120S</meta:editing-duration>
    <meta:document-statistic meta:page-count="6" meta:paragraph-count="10" meta:word-count="749" meta:character-count="5012" meta:row-count="35" meta:non-whitespace-character-count="4273"/>
  </office:meta>
</office:document-meta>
</file>